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[.C2]+[.D2]+[.E2]+[.F2]+[.G2]" office:value-type="float" office:value="334" calcext:value-type="float">
            <text:p>334</text:p>
          </table:table-cell>
          <table:table-cell table:formula="of:=[.H2]/5"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lin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formula="of:=[.C3]+[.D3]+[.E3]+[.F3]+[.G3]" office:value-type="float" office:value="417" calcext:value-type="float">
            <text:p>417</text:p>
          </table:table-cell>
          <table:table-cell table:formula="of:=[.H3]/5"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hil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formula="of:=[.C4]+[.D4]+[.E4]+[.F4]+[.G4]" office:value-type="float" office:value="407" calcext:value-type="float">
            <text:p>407</text:p>
          </table:table-cell>
          <table:table-cell table:formula="of:=[.H4]/5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hali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formula="of:=[.C5]+[.D5]+[.E5]+[.F5]+[.G5]" office:value-type="float" office:value="347" calcext:value-type="float">
            <text:p>347</text:p>
          </table:table-cell>
          <table:table-cell table:formula="of:=[.H5]/5"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bina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C6]+[.D6]+[.E6]+[.F6]+[.G6]" office:value-type="float" office:value="406" calcext:value-type="float">
            <text:p>406</text:p>
          </table:table-cell>
          <table:table-cell table:formula="of:=[.H6]/5" office:value-type="float" office:value="81.2" calcext:value-type="float">
            <text:p>8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19:05.667031615</meta:creation-date>
    <dc:date>2020-02-17T21:19:49.413850530</dc:date>
    <meta:editing-duration>PT43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